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s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Utils.getChildElementTextArr( Element parent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Utils.getAttributeValue( Element elem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s.getChildElementText( Element parent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mUtils.Dom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Utils.getChildElementsByName( Element paren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s.getChildElementByName( Element paren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